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17000001B334A9A63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.999cm" svg:height="11.547cm" svg:x="0cm" svg:y="0.153cm">
          <draw:image xlink:href="Pictures/1000000000000317000001B334A9A63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1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1:12:10.712000000</meta:creation-date>
    <dc:date>2015-03-26T16:28:43.881000000</dc:date>
    <meta:editing-duration>PT35M</meta:editing-duration>
    <meta:editing-cycles>5</meta:editing-cycles>
    <meta:generator>LibreOffice/4.3.2.2$Windows_x86 LibreOffice_project/edfb5295ba211bd31ad47d0bad0118690f76407d</meta:generator>
    <meta:document-statistic meta:object-count="1"/>
  </office:meta>
</office:document-meta>
</file>